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2" svg:font-family="'Lucida Sans'" style:font-family-generic="swiss"/>
    <style:font-face style:name="Lucida Sans1" svg:font-family="'Lucida Sans1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wP3">
      <style:text-properties style:font-name="Calibri Light" fo:font-size="10pt" style:font-size-asian="10pt" style:font-size-complex="10pt"/>
    </style:style>
    <style:style style:name="P4" style:family="paragraph" style:parent-style-name="wP3">
      <style:text-properties style:font-name="Times New Roman" fo:font-size="12pt" style:font-size-asian="12pt" style:font-size-complex="12pt"/>
    </style:style>
    <style:style style:name="P5" style:family="paragraph" style:parent-style-name="wP3">
      <style:text-properties style:font-name="Calibri Light" fo:font-size="10pt" style:font-size-asian="10pt" style:font-size-complex="10pt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style="italic" style:font-style-asian="italic" style:font-style-complex="italic"/>
    </style:style>
    <style:style style:name="T1" style:family="text">
      <style:text-properties style:text-position="-33% 80%"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0% 100%" fo:language="en" fo:country="US" fo:font-style="italic" style:font-style-asian="italic" style:font-style-complex="italic"/>
    </style:style>
    <style:style style:name="T13" style:family="text">
      <style:text-properties style:text-position="0% 100%" fo:language="en" fo:country="US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p text:style-name="P6">Podstawy Sztucznej Inteligencji – ćwiczenia projektowe</text:p>
      <text:p text:style-name="Standard">Sprawozdanie – 20.10.2017</text:p>
      <text:p text:style-name="Standard"/>
      <text:p text:style-name="Standard">W zadaniu została wykorzystana metoda uczenia, o której można przeczytać po adresem:</text:p>
      <text:p text:style-name="Standard"><text:a xlink:type="simple" xlink:href="http://edu.pjwstk.edu.pl/wyklady/nai/scb/wyklad3/w3.htm" text:style-name="Internet_20_link" text:visited-style-name="Visited_20_Internet_20_Link">http://edu.pjwstk.edu.pl/wyklady/nai/scb/wyklad3/w3.htm</text:a></text:p>
      <text:p text:style-name="Standard"/>
      <text:p text:style-name="Standard">Polega ona na modyfikacji wag perceptronu poprzez porównanie otrzymanego wyniku z wynikiem oczekiwanym i takiej zmianie wag, by brały pod uwagę współczynnik uczenia i różnicę między wynikiem, a wartością oczekiwaną zgodnie ze wzorem:</text:p>
      <text:p text:style-name="Standard"/>
      <text:p text:style-name="P1"><text:span text:style-name="T7">w</text:span><text:span text:style-name="T1">1 </text:span><text:span text:style-name="T7">+= </text:span><text:span text:style-name="T3">n * </text:span><text:span text:style-name="T2">(</text:span><text:span text:style-name="T3">d-y</text:span><text:span text:style-name="T2">) </text:span><text:span text:style-name="T7">* x</text:span><text:span text:style-name="T1">1</text:span><text:span text:style-name="T7"><text:line-break/>w</text:span><text:span text:style-name="T1">2 </text:span><text:span text:style-name="T7">+= </text:span><text:span text:style-name="T3">n </text:span><text:span text:style-name="T2">* (</text:span><text:span text:style-name="T3">d-y</text:span><text:span text:style-name="T2">) </text:span><text:span text:style-name="T7">* x</text:span><text:span text:style-name="T1">2</text:span><text:span text:style-name="T7"><text:line-break/></text:span><text:span text:style-name="T3">b <text:s text:c="2"/>+</text:span><text:span text:style-name="T7">= </text:span><text:span text:style-name="T3">n * </text:span><text:span text:style-name="T2">(</text:span><text:span text:style-name="T3">d-y</text:span><text:span text:style-name="T2">)</text:span></text:p>
      <text:p text:style-name="P2"/>
      <text:p text:style-name="P2">gdzie:</text:p>
      <text:list xml:id="list3782818792069518608" text:style-name="L1">
        <text:list-item>
          <text:p text:style-name="P8"><text:span text:style-name="T4">w</text:span><text:span text:style-name="T11">1</text:span><text:span text:style-name="T12">,</text:span><text:span text:style-name="T11"> </text:span><text:span text:style-name="T12">w</text:span><text:span text:style-name="T11">2</text:span><text:span text:style-name="T12"> –</text:span><text:span text:style-name="T13"> wagi</text:span></text:p>
        </text:list-item>
        <text:list-item>
          <text:p text:style-name="P8"><text:span text:style-name="T12">x</text:span><text:span text:style-name="T11">1</text:span><text:span text:style-name="T12">, x</text:span><text:span text:style-name="T11">2</text:span><text:span text:style-name="T13"> – wartości wejściowe</text:span></text:p>
        </text:list-item>
        <text:list-item>
          <text:p text:style-name="P7"><text:span text:style-name="T5">n – </text:span><text:span text:style-name="T6">niewielki wsp</text:span><text:span text:style-name="T9">ółczynnik uczenia (</text:span><text:span text:style-name="T8">n</text:span><text:span text:style-name="T9"> &gt; 0)</text:span></text:p>
        </text:list-item>
        <text:list-item>
          <text:p text:style-name="P7"><text:span text:style-name="T8">d </text:span><text:span text:style-name="T5">–</text:span><text:span text:style-name="T9"> oczekiwana odpowiedź</text:span></text:p>
        </text:list-item>
        <text:list-item>
          <text:p text:style-name="P7"><text:span text:style-name="T8">y</text:span><text:span text:style-name="T9"> – odpowiedź perceptronu</text:span></text:p>
        </text:list-item>
        <text:list-item>
          <text:p text:style-name="P9"><text:span text:style-name="T10">b –</text:span><text:span text:style-name="T9"> próg wzbudzenia perceptronu</text:span></text:p>
        </text:list-item>
      </text:list>
      <text:p text:style-name="P1"/>
      <text:p text:style-name="Standard"/>
      <text:p text:style-name="P4">Wyniki uczenia perceptronu funkcji AND:</text:p>
      <text:p text:style-name="wP2"/>
      <text:p text:style-name="wP2">data: (0, 0), expected: 0</text:p>
      <text:p text:style-name="wP2">data: (0, 1), expected: 0</text:p>
      <text:p text:style-name="wP2">data: (1, 0), expected: 0</text:p>
      <text:p text:style-name="wP2">data: (1, 1), expected: 1</text:p>
      <text:p text:style-name="wP2"/>
      <text:p text:style-name="wP2">------------ min iter number ------------</text:p>
      <text:p text:style-name="wP2"/>
      <text:p text:style-name="wP2">initialWeights:[ 0.11125, 0.04797];Perceptron(weights:[ 0.60610, 0.29540],bias:-0.73244,learnRate:(0.24743),activFunc:'naturalOne');iterNumber: 6</text:p>
      <text:p text:style-name="wP2">initialWeights:[ 0.36271, 0.02163];Perceptron(weights:[ 0.54192, 0.20084],bias:-0.68868,learnRate:(0.05974),activFunc:'naturalOne');iterNumber: 8</text:p>
      <text:p text:style-name="wP2">initialWeights:[ 0.20559, 0.37193];Perceptron(weights:[ 0.20559, 0.37193],bias:-0.53006,learnRate:(0.07117),activFunc:'naturalOne');iterNumber: 1</text:p>
      <text:p text:style-name="wP2">initialWeights:[ 0.91847, 0.74637];Perceptron(weights:[ 0.67844, 0.74637],bias:-0.78546,learnRate:(0.24003),activFunc:'naturalOne');iterNumber: 4</text:p>
      <text:p text:style-name="wP2">initialWeights:[ 0.10173, 0.04372];Perceptron(weights:[ 0.63168, 0.57367],bias:-0.87016,learnRate:(0.52995),activFunc:'naturalOne');iterNumber: 8</text:p>
      <text:p text:style-name="wP2">initialWeights:[ 0.59095, 0.51119];Perceptron(weights:[ 0.59095, 0.51119],bias:-0.80593,learnRate:(0.15690),activFunc:'naturalOne');iterNumber: 1</text:p>
      <text:p text:style-name="wP2">initialWeights:[ 0.55768, 0.82703];Perceptron(weights:[ 0.16785, 0.82703],bias:-0.89607,learnRate:(0.38983),activFunc:'naturalOne');iterNumber: 4</text:p>
      <text:p text:style-name="wP2">initialWeights:[ 0.44677, 0.82911];Perceptron(weights:[ 1.08580, 0.19007],bias:-1.13711,learnRate:(0.63903),activFunc:'naturalOne');iterNumber: 6</text:p>
      <text:p text:style-name="wP2">initialWeights:[ 0.39117, 0.19288];Perceptron(weights:[ 0.49815, 0.29986],bias:-0.76528,learnRate:(0.05349),activFunc:'naturalOne');iterNumber: 6</text:p>
      <text:p text:style-name="wP2">initialWeights:[ 0.14418, 0.78396];Perceptron(weights:[ 0.14418, 0.78396],bias:-0.79635,learnRate:(0.00887),activFunc:'naturalOne');iterNumber: 1</text:p>
      <text:p text:style-name="wP2"/>
      <text:p text:style-name="wP2">------------ average iter number ------------</text:p>
      <text:p text:style-name="wP2"/>
      <text:p text:style-name="wP2">initialWeights:[-0.68320, 0.06877];Perceptron(weights:[ 0.07552, 0.41364],bias:-0.47807,learnRate:(0.06897),activFunc:'naturalOne');iterNumber: 72</text:p>
      <text:p text:style-name="wP2">initialWeights:[-0.12307,-0.02144];Perceptron(weights:[ 0.28277, 0.38441],bias:-0.53646,learnRate:(0.08117),activFunc:'naturalOne');iterNumber: 25</text:p>
      <text:p text:style-name="wP2">initialWeights:[ 0.84717,-0.40685];Perceptron(weights:[ 0.59654, 0.01563],bias:-0.60594,learnRate:(0.00716),activFunc:'naturalOne');iterNumber: 418</text:p>
      <text:p text:style-name="wP2">initialWeights:[ 0.13209,-0.31436];Perceptron(weights:[ 0.50339, 0.13120],bias:-0.58636,learnRate:(0.07426),activFunc:'naturalOne');iterNumber: 25</text:p>
      <text:p text:style-name="wP2">initialWeights:[ 0.02483, 0.30130];Perceptron(weights:[ 0.04921, 0.20377],bias:-0.23136,learnRate:(0.02438),activFunc:'naturalOne');iterNumber: 32</text:p>
      <text:p text:style-name="wP2">initialWeights:[-0.08147, 0.75077];Perceptron(weights:[ 0.13155, 0.37799],bias:-0.46029,learnRate:(0.05325),activFunc:'naturalOne');iterNumber: 103</text:p>
      <text:p text:style-name="wP2">initialWeights:[-0.36895, 0.26485];Perceptron(weights:[ 0.15907, 0.44085],bias:-0.53193,learnRate:(0.08800),activFunc:'naturalOne');iterNumber: 44</text:p>
      <text:p text:style-name="wP2">initialWeights:[-0.77574,-0.85672];Perceptron(weights:[ 0.02537, 0.03339],bias:-0.04101,learnRate:(0.02967),activFunc:'naturalOne');iterNumber: 156</text:p>
      <text:p text:style-name="wP2">initialWeights:[-0.84950,-0.25015];Perceptron(weights:[ 0.61523, 1.21458],bias:-1.50577,learnRate:(0.48824),activFunc:'naturalOne');iterNumber: 48</text:p>
      <text:p text:style-name="wP2">initialWeights:[ 0.81392,-0.38371];Perceptron(weights:[ 0.32470, 1.08394],bias:-1.11197,learnRate:(0.48922),activFunc:'naturalOne');iterNumber: 19</text:p>
      <text:p text:style-name="wP2"/>
      <text:p text:style-name="wP2">------------ max iter number ------------</text:p>
      <text:p text:style-name="wP2"/>
      <text:p text:style-name="wP2">initialWeights:[-0.15419,-0.52632];Perceptron(weights:[ 0.34978, 0.00358],bias:-0.35259,learnRate:(0.00162),activFunc:'naturalOne');iterNumber: 1330</text:p>
      <text:p text:style-name="wP2">initialWeights:[-0.00206,-0.97350];Perceptron(weights:[ 0.19739, 0.00197],bias:-0.19772,learnRate:(0.00168),activFunc:'naturalOne');iterNumber: 2407</text:p>
      <text:p text:style-name="wP2">initialWeights:[-0.12709, 0.57907];Perceptron(weights:[ 0.00071, 0.32900],bias:-0.32969,learnRate:(0.00061),activFunc:'naturalOne');iterNumber: 2516</text:p>
      <text:p text:style-name="wP2">initialWeights:[-0.89681, 0.51395];Perceptron(weights:[ 0.00452, 0.49628],bias:-0.49976,learnRate:(0.00177),activFunc:'naturalOne');iterNumber: 2159</text:p>
      <text:p text:style-name="wP2">initialWeights:[-0.67283, 0.99432];Perceptron(weights:[ 0.00130, 0.55165],bias:-0.55284,learnRate:(0.00067),activFunc:'naturalOne');iterNumber: 6683</text:p>
      <text:p text:style-name="wP2">initialWeights:[-0.17183,-0.81148];Perceptron(weights:[ 0.16453, 0.00265],bias:-0.16616,learnRate:(0.00137),activFunc:'naturalOne');iterNumber: 2365</text:p>
      <text:p text:style-name="wP2">initialWeights:[ 0.79868,-0.77361];Perceptron(weights:[ 0.73151, 0.00323],bias:-0.73398,learnRate:(0.00172),activFunc:'naturalOne');iterNumber: 1953</text:p>
      <text:p text:style-name="wP2">initialWeights:[-0.51251,-0.44361];Perceptron(weights:[ 0.01784, 0.08675],bias:-0.10459,learnRate:(0.00000),activFunc:'naturalOne');iterNumber: 19319407</text:p>
      <text:p text:style-name="wP2">initialWeights:[-0.16550,-0.96391];Perceptron(weights:[ 0.03108, 0.00691],bias:-0.03615,learnRate:(0.00302),activFunc:'naturalOne');iterNumber: 1356</text:p>
      <text:p text:style-name="wP2">initialWeights:[ 0.34524,-0.97219];Perceptron(weights:[ 0.32921, 0.00012],bias:-0.32932,learnRate:(0.00006),activFunc:'naturalOne');iterNumber: 65743</text:p>
      <text:p text:style-name="wP2"/>
      <text:p text:style-name="wP2"><text:soft-page-break/></text:p>
      <text:p text:style-name="wP3">Dane uczące były wybierane losowo z danych przedstawionych na początku wypisu. Po każdorazowym „nauczeniu” perceptronu, był on testowany na wszystkich możliwych przypadkach</text:p>
      <text:p text:style-name="wP3">danych uczących i sprawdzany, czy zwraca poprawny wynik, jeśli wynik nie był poprawny chociaż w jednym przypadku, perceptron był uczony jeszcze raz.</text:p>
      <text:p text:style-name="wP3"/>
      <text:p text:style-name="wP3">Wagi początkowe były dobierane losowo, jako wartość dodatnia lub ujemna, bias był losową wartością ujemną.</text:p>
      <text:p text:style-name="wP3"/>
      <text:p text:style-name="wP3">Jak widać w załączonych wynikach istnieje zależność między różnymi współczynnikami uczenia (losowa wartość dodatnia z zakresu [0,1) ), a ilością potrzebnych iteracji do osiągnięcia zadowalającego wyniku – im mniejszy „learnRate” tym większa ilość iteracji i dłuższy czas obliczeń. Udało się w tym przebiegu nawet ustalić na tyle niski „learnRate”, który sprawił, że pętla ucząca musiała zmieniać stan wag ponad 19mln razy.</text:p>
      <text:p text:style-name="wP3"/>
      <text:p text:style-name="wP3">Stworzyłem również obsługę funkcji XOR na sieci neuronowej z wsteczną propagacją.</text:p>
      <text:p text:style-name="wP3"/>
      <text:p text:style-name="wP3">Listing kodu:</text:p>
      <text:p text:style-name="wP3"/>
      <text:p text:style-name="P3"># -*- coding: utf-8 -*-</text:p>
      <text:p text:style-name="P3">"""</text:p>
      <text:p text:style-name="P3">Created on Tue Oct 10 19:39:26 2017</text:p>
      <text:p text:style-name="P3"/>
      <text:p text:style-name="P3">@author: PiotrTutak</text:p>
      <text:p text:style-name="P3">"""</text:p>
      <text:p text:style-name="P3"/>
      <text:p text:style-name="P3">import numpy as np</text:p>
      <text:p text:style-name="P3">from itertools import zip_longest</text:p>
      <text:p text:style-name="P3"/>
      <text:p text:style-name="P3"/>
      <text:p text:style-name="P3">def ident(x):</text:p>
      <text:p text:style-name="P3"><text:s text:c="4"/>return float(x)</text:p>
      <text:p text:style-name="P3"/>
      <text:p text:style-name="P3">def positiveIdent(x):</text:p>
      <text:p text:style-name="P3"><text:s text:c="4"/>if x&lt;0:</text:p>
      <text:p text:style-name="P3"><text:s text:c="8"/>return 0.0</text:p>
      <text:p text:style-name="P3"><text:s text:c="4"/>return float(x)</text:p>
      <text:p text:style-name="P3"/>
      <text:p text:style-name="P3">def zero(x):</text:p>
      <text:p text:style-name="P3"><text:s text:c="4"/>return 0.0</text:p>
      <text:p text:style-name="P3"/>
      <text:p text:style-name="P3">class Stable:</text:p>
      <text:p text:style-name="P3"><text:s text:c="4"/>def __call__(self,alfa):</text:p>
      <text:p text:style-name="P3"><text:s text:c="8"/>def stable(x):</text:p>
      <text:p text:style-name="P3"><text:s text:c="12"/>return float(alfa)</text:p>
      <text:p text:style-name="P3"><text:s text:c="8"/>return stable</text:p>
      <text:p text:style-name="P3"/>
      <text:p text:style-name="P3"/>
      <text:p text:style-name="P3">def hardOne(x):</text:p>
      <text:p text:style-name="P3"><text:s text:c="4"/>if x&lt;0:</text:p>
      <text:p text:style-name="P3"><text:s text:c="8"/>return 0.0</text:p>
      <text:p text:style-name="P3"><text:s text:c="4"/>return 1.0</text:p>
      <text:p text:style-name="P3"/>
      <text:p text:style-name="P3"/>
      <text:p text:style-name="P3">def hardSign(x):</text:p>
      <text:p text:style-name="P3"><text:s text:c="4"/>if x&lt;0:</text:p>
      <text:p text:style-name="P3"><text:s text:c="8"/>return -1.0</text:p>
      <text:p text:style-name="P3"><text:soft-page-break/><text:s text:c="4"/>return 1.0</text:p>
      <text:p text:style-name="P3"><text:s text:c="4"/></text:p>
      <text:p text:style-name="P3"/>
      <text:p text:style-name="P3">def squash(x):</text:p>
      <text:p text:style-name="P3"><text:s text:c="4"/>if x&lt;-1:</text:p>
      <text:p text:style-name="P3"><text:s text:c="8"/>return -1.0</text:p>
      <text:p text:style-name="P3"><text:s text:c="4"/>elif x&gt;1:</text:p>
      <text:p text:style-name="P3"><text:s text:c="8"/>return 1.0</text:p>
      <text:p text:style-name="P3"><text:s text:c="4"/>return x</text:p>
      <text:p text:style-name="P3"/>
      <text:p text:style-name="P3"/>
      <text:p text:style-name="P3">class Sigm:</text:p>
      <text:p text:style-name="P3"><text:s text:c="4"/>def __call__(self,alfa):</text:p>
      <text:p text:style-name="P3"><text:s text:c="8"/>def sigm(x):</text:p>
      <text:p text:style-name="P3"><text:s text:c="12"/>return 1.0/(1.0+np.exp(-alfa*x))</text:p>
      <text:p text:style-name="P3"><text:s text:c="8"/>return sigm</text:p>
      <text:p text:style-name="P3"><text:s text:c="4"/>def derivative(self,alfa):</text:p>
      <text:p text:style-name="P3"><text:s text:c="8"/>def sigmDeriv(x):</text:p>
      <text:p text:style-name="P3"><text:s text:c="12"/>return alfa*np.exp(-alfa*x)/((1.0+np.exp(-alfa*x))**2)</text:p>
      <text:p text:style-name="P3"><text:s text:c="8"/>return sigmDeriv</text:p>
      <text:p text:style-name="P3"/>
      <text:p text:style-name="P3">class SignSigm:</text:p>
      <text:p text:style-name="P3"><text:s text:c="4"/>def __call__(self,alfa):</text:p>
      <text:p text:style-name="P3"><text:s text:c="8"/>def sigm(x):</text:p>
      <text:p text:style-name="P3"><text:s text:c="12"/>return (2.0/(1.0+np.exp(-alfa*x)))-1.0</text:p>
      <text:p text:style-name="P3"><text:s text:c="8"/>return sigm</text:p>
      <text:p text:style-name="P3"><text:s text:c="4"/>def derivative(self,alfa):</text:p>
      <text:p text:style-name="P3"><text:s text:c="8"/>def sigmDeriv(x):</text:p>
      <text:p text:style-name="P3"><text:s text:c="12"/>return 2.0*alfa*np.exp(-alfa*x)/((1.0+np.exp(-alfa*x))**2)</text:p>
      <text:p text:style-name="P3"><text:s text:c="8"/>return sigmDeriv</text:p>
      <text:p text:style-name="P3"/>
      <text:p text:style-name="P3"/>
      <text:p text:style-name="P3"/>
      <text:p text:style-name="P3">class Perceptron:</text:p>
      <text:p text:style-name="P3"><text:s text:c="4"/>def __init__(self, weights, activFunc, activFuncDeriv, learnRate=0.1, bias=-0.8*np.random.ranf()-0.1):</text:p>
      <text:p text:style-name="P3"><text:s text:c="8"/>self.__dict__['_weights']=np.array(weights)</text:p>
      <text:p text:style-name="P3"><text:s text:c="8"/>self.__dict__['_learnRate']=learnRate</text:p>
      <text:p text:style-name="P3"><text:s text:c="8"/>self.__dict__['_activFunc']=activFunc</text:p>
      <text:p text:style-name="P3"><text:s text:c="8"/>self.__dict__['_activFuncDeriv']=activFuncDeriv</text:p>
      <text:p text:style-name="P3"><text:s text:c="8"/>self.__dict__['_bias']=bias</text:p>
      <text:p text:style-name="P3"><text:s text:c="8"/>self.__dict__['_error']=None</text:p>
      <text:p text:style-name="P3"><text:s text:c="8"/>self.__dict__['_inputValues']=None</text:p>
      <text:p text:style-name="P3"><text:s text:c="8"/>self.__dict__['_val']=None</text:p>
      <text:p text:style-name="P3"><text:s text:c="4"/></text:p>
      <text:p text:style-name="P3"><text:s text:c="4"/>def learn(self,inputValues,expectedValue,learnRate=False):</text:p>
      <text:p text:style-name="P3"><text:s text:c="8"/>if len(inputValues)!=len(self._weights):</text:p>
      <text:p text:style-name="P3"><text:s text:c="12"/>raise TypeError('Wrong values length')</text:p>
      <text:p text:style-name="P3"><text:s text:c="8"/>if (learnRate):</text:p>
      <text:p text:style-name="P3"><text:s text:c="12"/>self.__dict__['_learnRate']=learnRate</text:p>
      <text:p text:style-name="P3"><text:s text:c="8"/>s=np.dot(self._weights,inputValues)+self._bias</text:p>
      <text:p text:style-name="P3"><text:s text:c="8"/>s=self._activFunc(s)</text:p>
      <text:p text:style-name="P3"><text:s text:c="8"/>for i in range(len(self._weights)):</text:p>
      <text:p text:style-name="P3"><text:s text:c="12"/>self._weights[i]+=self._learnRate*(expectedValue-s)*inputValues[i]</text:p>
      <text:p text:style-name="P3"><text:s text:c="8"/>self.__dict__['_bias']+=self._learnRate*(expectedValue-s)</text:p>
      <text:p text:style-name="P3"><text:s text:c="4"/></text:p>
      <text:p text:style-name="P3"><text:s text:c="4"/>def process(self,inputValues):</text:p>
      <text:p text:style-name="P3"><text:s text:c="8"/>if len(inputValues)!=len(self._weights):</text:p>
      <text:p text:style-name="P3"><text:s text:c="12"/>raise TypeError('Wrong values length')</text:p>
      <text:p text:style-name="P3"><text:s text:c="8"/>self.__dict__['_inputValues']=np.array(inputValues)</text:p>
      <text:p text:style-name="P3"><text:soft-page-break/><text:s text:c="8"/>self.__dict__['_val']=np.dot(self._weights,self._inputValues)+self._bias</text:p>
      <text:p text:style-name="P3"><text:s text:c="8"/>return self._activFunc(self._val)</text:p>
      <text:p text:style-name="P3"><text:s text:c="4"/></text:p>
      <text:p text:style-name="P3"><text:s text:c="4"/>def propagateError(self,weights,errors):</text:p>
      <text:p text:style-name="P3"><text:s text:c="8"/>weights=np.array(weights)</text:p>
      <text:p text:style-name="P3"><text:s text:c="8"/>errors=np.array(errors)</text:p>
      <text:p text:style-name="P3"><text:s text:c="8"/>if len(errors)!=len(weights):</text:p>
      <text:p text:style-name="P3"><text:s text:c="12"/>raise TypeError('Wrong values length')</text:p>
      <text:p text:style-name="P3"><text:s text:c="8"/>self.__dict__['_error']=np.dot(weights,errors)</text:p>
      <text:p text:style-name="P3"><text:s text:c="8"/>for i in range(len(self._weights)):</text:p>
      <text:p text:style-name="P3"><text:s text:c="12"/>self._weights[i]+=self._learnRate*self._error*self._inputValues[i]*self._activFuncDeriv(self._val)</text:p>
      <text:p text:style-name="P3"><text:s text:c="8"/>self.__dict__['_bias']+=self._learnRate*self._error*self._activFuncDeriv(self._val)</text:p>
      <text:p text:style-name="P3"><text:s text:c="8"/>return self._error</text:p>
      <text:p text:style-name="P3"><text:s text:c="4"/></text:p>
      <text:p text:style-name="P3"><text:s text:c="4"/>def __setitem__(self,index,value):</text:p>
      <text:p text:style-name="P3"><text:s text:c="8"/>if index=='learnRate':</text:p>
      <text:p text:style-name="P3"><text:s text:c="12"/>self.__dict__['_learnRate']=value</text:p>
      <text:p text:style-name="P3"><text:s text:c="4"/></text:p>
      <text:p text:style-name="P3"><text:s text:c="4"/>def __getitem__(self,index):</text:p>
      <text:p text:style-name="P3"><text:s text:c="8"/>if index=='error':</text:p>
      <text:p text:style-name="P3"><text:s text:c="12"/>return self._error</text:p>
      <text:p text:style-name="P3"><text:s text:c="8"/>elif index=='input':</text:p>
      <text:p text:style-name="P3"><text:s text:c="12"/>return self._inputValues</text:p>
      <text:p text:style-name="P3"><text:s text:c="8"/>elif index=='value':</text:p>
      <text:p text:style-name="P3"><text:s text:c="12"/>return self._val</text:p>
      <text:p text:style-name="P3"><text:s text:c="8"/>return self._weights[index]</text:p>
      <text:p text:style-name="P3"><text:s text:c="4"/></text:p>
      <text:p text:style-name="P3"><text:s text:c="4"/>def __getattr__(self,attr):</text:p>
      <text:p text:style-name="P3"><text:s text:c="8"/>raise AttributeError('get: No such attribute: %r'%attr)</text:p>
      <text:p text:style-name="P3"><text:s text:c="4"/></text:p>
      <text:p text:style-name="P3"><text:s text:c="4"/>def __setattr__(self,attr,value):</text:p>
      <text:p text:style-name="P3"><text:s text:c="8"/>raise AttributeError('set: No such attribute: %r'%attr)</text:p>
      <text:p text:style-name="P3"><text:s text:c="4"/></text:p>
      <text:p text:style-name="P3"><text:s text:c="4"/>def __iter__(self):</text:p>
      <text:p text:style-name="P3"><text:s text:c="8"/>return iter(self._weights)</text:p>
      <text:p text:style-name="P3"><text:s text:c="4"/></text:p>
      <text:p text:style-name="P3"><text:s text:c="4"/>def __len__(self):</text:p>
      <text:p text:style-name="P3"><text:s text:c="8"/>return len(self._weights)</text:p>
      <text:p text:style-name="P3"><text:s text:c="4"/></text:p>
      <text:p text:style-name="P3"><text:s text:c="4"/>def __repr__(self):</text:p>
      <text:p text:style-name="P3"><text:s text:c="8"/>w='['+','.join('{:8.5f}'.format(x) for x in self._weights)+']'</text:p>
      <text:p text:style-name="P3"><text:s text:c="8"/>return 'Perceptron(weights:{0},bias:{1:8.5f},learnRate:{2:.5f},activFunc:{3!s})'.format(w,self._bias,self._learnRate,self._activFunc.__name__)</text:p>
      <text:p text:style-name="P3"/>
      <text:p text:style-name="P3"/>
      <text:p text:style-name="P3">class Layer:</text:p>
      <text:p text:style-name="P3"><text:s text:c="4"/>def __init__(self,inputNumber,percepNumber,activFunc,activFuncDeriv,weights=False,learnRate=False,bias=False):</text:p>
      <text:p text:style-name="P3"><text:s text:c="8"/>self.__dict__['_inputNumber']=inputNumber</text:p>
      <text:p text:style-name="P3"><text:s text:c="8"/>self.__dict__['_percepNumber']=percepNumber</text:p>
      <text:p text:style-name="P3"><text:s text:c="8"/>self.__dict__['_activFunc']=activFunc</text:p>
      <text:p text:style-name="P3"><text:s text:c="8"/>self.__dict__['_activFuncDeriv']=activFuncDeriv</text:p>
      <text:p text:style-name="P3"><text:s text:c="8"/>if weights:</text:p>
      <text:p text:style-name="P3"><text:s text:c="12"/>_weights=list(weights)</text:p>
      <text:p text:style-name="P3"><text:s text:c="12"/>if inputNumber&gt;len(_weights):</text:p>
      <text:p text:style-name="P3"><text:s text:c="16"/>_weights.extend([np.random.ranf()*np.random.choice([-1.0,1.0]) for _ in range(inputNumber-len(_weights))])</text:p>
      <text:p text:style-name="P3"><text:s text:c="8"/>else:</text:p>
      <text:p text:style-name="P3"><text:s text:c="12"/>_weights=[np.random.ranf()*np.random.choice([-1.0,1.0]) for _ in range(inputNumber)]</text:p>
      <text:p text:style-name="P3"><text:s text:c="8"/>if learnRate:</text:p>
      <text:p text:style-name="P3"><text:s text:c="12"/>self.__dict__['_learnRate']=learnRate</text:p>
      <text:p text:style-name="P3"><text:soft-page-break/><text:s text:c="8"/>else:</text:p>
      <text:p text:style-name="P3"><text:s text:c="12"/>self.__dict__['_learnRate']=0.1</text:p>
      <text:p text:style-name="P3"><text:s text:c="8"/>if bias:</text:p>
      <text:p text:style-name="P3"><text:s text:c="12"/>_bias=bias</text:p>
      <text:p text:style-name="P3"><text:s text:c="8"/>else:</text:p>
      <text:p text:style-name="P3"><text:s text:c="12"/>_bias=-0.8*np.random.ranf()-0.1</text:p>
      <text:p text:style-name="P3"><text:s text:c="8"/>self.__dict__['_perceptrons']=[Perceptron(_weights[:inputNumber],activFunc,activFuncDeriv,bias=_bias,learnRate=self._learnRate) for _ in range(percepNumber)]</text:p>
      <text:p text:style-name="P3"><text:s text:c="4"/>def __len__(self):</text:p>
      <text:p text:style-name="P3"><text:s text:c="8"/>return len(self._perceptrons)</text:p>
      <text:p text:style-name="P3"><text:s text:c="4"/>def __getitem__(self,index):</text:p>
      <text:p text:style-name="P3"><text:s text:c="8"/>if index=='learnRate':</text:p>
      <text:p text:style-name="P3"><text:s text:c="12"/>return self._learnRate</text:p>
      <text:p text:style-name="P3"><text:s text:c="8"/>return self._perceptrons[index]</text:p>
      <text:p text:style-name="P3"><text:s text:c="4"/>def __iter__(self):</text:p>
      <text:p text:style-name="P3"><text:s text:c="8"/>return iter(self._perceptrons)</text:p>
      <text:p text:style-name="P3"><text:s text:c="4"/>def __setitem__(self,index,value):</text:p>
      <text:p text:style-name="P3"><text:s text:c="8"/>if index=='learnRate':</text:p>
      <text:p text:style-name="P3"><text:s text:c="12"/>self.__dict__['_learnRate']=value</text:p>
      <text:p text:style-name="P3"><text:s text:c="12"/>for x in self._perceptrons:</text:p>
      <text:p text:style-name="P3"><text:s text:c="16"/>x['learnRate']*=value</text:p>
      <text:p text:style-name="P3"><text:s text:c="4"/>def __getattr__(self,attr):</text:p>
      <text:p text:style-name="P3"><text:s text:c="8"/>raise AttributeError('get: No such attribute: %r'%attr)</text:p>
      <text:p text:style-name="P3"><text:s text:c="4"/></text:p>
      <text:p text:style-name="P3"><text:s text:c="4"/>def __setattr__(self,attr,value):</text:p>
      <text:p text:style-name="P3"><text:s text:c="8"/>raise AttributeError('set: No such attribute: %r'%attr)</text:p>
      <text:p text:style-name="P3"><text:s text:c="8"/></text:p>
      <text:p text:style-name="P3"><text:s text:c="4"/>def __repr__(self):</text:p>
      <text:p text:style-name="P3"><text:s text:c="8"/>result='Layer(inputNumber:{0}, perceptronNumber:{1},activFunc{2!s}, activFuncDeriv:{3!s}, learnRate:{4:.5f})'\</text:p>
      <text:p text:style-name="P3"><text:s text:c="14"/>.format(self._inputNumber,self._percepNumber,self._activFunc.__name__,self._activFuncDeriv.__name__,self._learnRate)</text:p>
      <text:p text:style-name="P3"><text:s text:c="8"/>return result</text:p>
      <text:p text:style-name="P3"><text:s text:c="4"/>def __str__(self):</text:p>
      <text:p text:style-name="P3"><text:s text:c="8"/>result='Layer(inputNumber:{0}, perceptronNumber:{1},activFunc{2!s}, activFuncDeriv:{3!s}, learnRate:{4:.5f})'\</text:p>
      <text:p text:style-name="P3"><text:s text:c="14"/>.format(self._inputNumber,self._percepNumber,self._activFunc.__name__,self._activFuncDeriv.__name__,self._learnRate)</text:p>
      <text:p text:style-name="P3"><text:s text:c="8"/>result+='\n'</text:p>
      <text:p text:style-name="P3"><text:s text:c="8"/>for p in self:</text:p>
      <text:p text:style-name="P3"><text:s text:c="12"/>result+=str(p)+'\n'</text:p>
      <text:p text:style-name="P3"><text:s text:c="8"/>return result</text:p>
      <text:p text:style-name="P3"/>
      <text:p text:style-name="P3"/>
      <text:p text:style-name="P3"/>
      <text:p text:style-name="P3">class Multilayer:</text:p>
      <text:p text:style-name="P3"><text:s text:c="4"/>def __init__(self,layers,activFuncs=False,activFuncDerivs=False,weights=[False], learnRates=[False], biases=[False]):</text:p>
      <text:p text:style-name="P3"><text:s text:c="8"/>if isinstance(layers[0],Layer):</text:p>
      <text:p text:style-name="P3"><text:s text:c="12"/>self._layers=layers</text:p>
      <text:p text:style-name="P3"><text:s text:c="8"/>elif isinstance(layers[0],int):</text:p>
      <text:p text:style-name="P3"><text:s text:c="12"/>if not all([activFuncs,activFuncDerivs]):</text:p>
      <text:p text:style-name="P3"><text:s text:c="16"/>raise TypeError('Missing activation functions or derivatives')</text:p>
      <text:p text:style-name="P3"><text:s text:c="12"/>percepNumbers=layers</text:p>
      <text:p text:style-name="P3"><text:s text:c="12"/>l=zip_longest(percepNumbers,activFuncs,activFuncDerivs,weights,learnRates,biases,fillvalue=None)</text:p>
      <text:p text:style-name="P3"><text:s text:c="12"/>prev=next(l)</text:p>
      <text:p text:style-name="P3"><text:s text:c="12"/>layerList=[Layer(1,*prev)]</text:p>
      <text:p text:style-name="P3"><text:s text:c="12"/>for x in l:</text:p>
      <text:p text:style-name="P3"><text:s text:c="16"/>layerList.append(Layer(prev[0],*x))</text:p>
      <text:p text:style-name="P3"><text:soft-page-break/><text:s text:c="16"/>prev=x</text:p>
      <text:p text:style-name="P3"><text:s text:c="12"/>self._layers=layerList</text:p>
      <text:p text:style-name="P3"><text:s text:c="4"/>def __getitem__(self,index):</text:p>
      <text:p text:style-name="P3"><text:s text:c="8"/>return self._layers[index]</text:p>
      <text:p text:style-name="P3"><text:s text:c="4"/>def __iter__(self):</text:p>
      <text:p text:style-name="P3"><text:s text:c="8"/>return iter(self._layers)</text:p>
      <text:p text:style-name="P3"><text:s text:c="4"/>def process(self,inputValues):</text:p>
      <text:p text:style-name="P3"><text:s text:c="8"/>inputValues=list(inputValues)</text:p>
      <text:p text:style-name="P3"><text:s text:c="8"/>values=[]</text:p>
      <text:p text:style-name="P3"><text:s text:c="8"/>for p in self._layers[0]:</text:p>
      <text:p text:style-name="P3"><text:s text:c="12"/>values.append(p.process(inputValues[:len(p)]))</text:p>
      <text:p text:style-name="P3"><text:s text:c="12"/>inputValues=inputValues[len(p):] <text:s text:c="3"/></text:p>
      <text:p text:style-name="P3"><text:s text:c="8"/>for layer in self._layers[1:]:</text:p>
      <text:p text:style-name="P3"><text:s text:c="12"/>inputValues=values</text:p>
      <text:p text:style-name="P3"><text:s text:c="12"/>values=[]</text:p>
      <text:p text:style-name="P3"><text:s text:c="12"/>for p in layer:</text:p>
      <text:p text:style-name="P3"><text:s text:c="16"/>values.append(p.process(inputValues))</text:p>
      <text:p text:style-name="P3"><text:s text:c="8"/>return values</text:p>
      <text:p text:style-name="P3"><text:s text:c="8"/></text:p>
      <text:p text:style-name="P3"><text:s text:c="4"/>def learn(self,inputValues,expectedValues):</text:p>
      <text:p text:style-name="P3"><text:s text:c="8"/>results=iter(self.process(inputValues))</text:p>
      <text:p text:style-name="P3"><text:s text:c="8"/>i=len(expectedValues)</text:p>
      <text:p text:style-name="P3"><text:s text:c="8"/>expectedValues=iter(expectedValues)</text:p>
      <text:p text:style-name="P3"><text:s text:c="8"/>errors=[]</text:p>
      <text:p text:style-name="P3"><text:s text:c="8"/>for _ in range(i):</text:p>
      <text:p text:style-name="P3"><text:s text:c="12"/>errors.append([next(expectedValues)-next(results)])</text:p>
      <text:p text:style-name="P3"><text:s text:c="8"/>weights=[[1] for _ in range(len(errors))]</text:p>
      <text:p text:style-name="P3"><text:s text:c="8"/>for layer in reversed(self._layers):</text:p>
      <text:p text:style-name="P3"><text:s text:c="12"/>newErrors=[]</text:p>
      <text:p text:style-name="P3"><text:s text:c="12"/>oldWeights=[]</text:p>
      <text:p text:style-name="P3"><text:s text:c="12"/>for p in layer:</text:p>
      <text:p text:style-name="P3"><text:s text:c="16"/>oldWeights.append(p[:])</text:p>
      <text:p text:style-name="P3"><text:s text:c="16"/>newErrors.append(p.propagateError(weights.pop(0),errors.pop(0)))</text:p>
      <text:p text:style-name="P3"><text:s text:c="12"/>weights=list(zip(*oldWeights))</text:p>
      <text:p text:style-name="P3"><text:s text:c="12"/>errors=[newErrors for x in range(len(weights))]</text:p>
      <text:p text:style-name="P3"><text:s text:c="4"/>def __repr__(self):</text:p>
      <text:p text:style-name="P3"><text:s text:c="8"/>result='Multilayer:\n'</text:p>
      <text:p text:style-name="P3"><text:s text:c="8"/>for layer in self._layers:</text:p>
      <text:p text:style-name="P3"><text:s text:c="12"/>result+=repr(layer)</text:p>
      <text:p text:style-name="P3"><text:s text:c="12"/>result+='\n'</text:p>
      <text:p text:style-name="P3"><text:s text:c="8"/>return result</text:p>
      <text:p text:style-name="P3"><text:s text:c="4"/>def __str__(self):</text:p>
      <text:p text:style-name="P3"><text:s text:c="8"/>result='Multilayer:\n'</text:p>
      <text:p text:style-name="P3"><text:s text:c="8"/>for layer in self._layers:</text:p>
      <text:p text:style-name="P3"><text:s text:c="12"/>result+=str(layer)</text:p>
      <text:p text:style-name="P3"><text:s text:c="12"/>result+='\n'</text:p>
      <text:p text:style-name="P3"><text:s text:c="8"/>return result</text:p>
      <text:p text:style-name="P3"><text:s text:c="8"/></text:p>
      <text:p text:style-name="P3"><text:s text:c="16"/></text:p>
      <text:p text:style-name="P3"/>
      <text:p text:style-name="P3">if __name__=='__main__':</text:p>
      <text:p text:style-name="P3"><text:s text:c="4"/>print('Funkcja AND:')</text:p>
      <text:p text:style-name="P3"><text:s text:c="4"/>inputData=(</text:p>
      <text:p text:style-name="P3"><text:s text:c="12"/>((0,0),0),</text:p>
      <text:p text:style-name="P3"><text:s text:c="12"/>((0,1),0),</text:p>
      <text:p text:style-name="P3"><text:s text:c="12"/>((1,0),0),</text:p>
      <text:p text:style-name="P3"><text:s text:c="12"/>((1,1),1)</text:p>
      <text:p text:style-name="P3"><text:s text:c="12"/>)</text:p>
      <text:p text:style-name="P3"><text:s text:c="4"/>for x in inputData:</text:p>
      <text:p text:style-name="P3"><text:soft-page-break/><text:s text:c="8"/>print("data: {0}, expected: {1}".format(*x))</text:p>
      <text:p text:style-name="P3"><text:s text:c="4"/></text:p>
      <text:p text:style-name="P3"><text:s text:c="4"/>listPercMin=[]</text:p>
      <text:p text:style-name="P3"><text:s text:c="4"/>listPercAver=[]</text:p>
      <text:p text:style-name="P3"><text:s text:c="4"/>listPercMax=[]</text:p>
      <text:p text:style-name="P3"><text:s text:c="4"/>RES_NUMBER=10</text:p>
      <text:p text:style-name="P3"><text:s text:c="4"/></text:p>
      <text:p text:style-name="P3"><text:s text:c="4"/>while(len(listPercMin)&lt;RES_NUMBER or len(listPercAver)&lt;RES_NUMBER or len(listPercMax)&lt;RES_NUMBER):</text:p>
      <text:p text:style-name="P3"><text:s text:c="8"/>w=[np.random.ranf()*np.random.choice([-1,1]) for _ in range(2)]</text:p>
      <text:p text:style-name="P3"><text:s text:c="8"/>p=Perceptron(w,hardOne,Stable()(1.0),learnRate=np.random.ranf()*np.random.ranf()*np.random.ranf(),bias=np.random.ranf()*-1.0)</text:p>
      <text:p text:style-name="P3"><text:s text:c="8"/>i=0</text:p>
      <text:p text:style-name="P3"><text:s text:c="8"/>while(True):</text:p>
      <text:p text:style-name="P3"><text:s text:c="12"/>cont=False</text:p>
      <text:p text:style-name="P3"><text:s text:c="12"/>i+=1</text:p>
      <text:p text:style-name="P3"><text:s text:c="12"/>inp=inputData[np.random.choice(len(inputData))]</text:p>
      <text:p text:style-name="P3"><text:s text:c="12"/>expected=inp[1]</text:p>
      <text:p text:style-name="P3"><text:s text:c="12"/>result=p.process(inp[0])</text:p>
      <text:p text:style-name="P3"><text:s text:c="12"/>p.propagateError([1],[expected-result])</text:p>
      <text:p text:style-name="P3"><text:s text:c="12"/>for data,expected in inputData:</text:p>
      <text:p text:style-name="P3"><text:s text:c="16"/>r=p.process(data)</text:p>
      <text:p text:style-name="P3"><text:s text:c="16"/>if r!=expected:</text:p>
      <text:p text:style-name="P3"><text:s text:c="20"/>cont=True</text:p>
      <text:p text:style-name="P3"><text:s text:c="20"/>break</text:p>
      <text:p text:style-name="P3"><text:s text:c="12"/>if not cont:</text:p>
      <text:p text:style-name="P3"><text:s text:c="16"/>break</text:p>
      <text:p text:style-name="P3"><text:s text:c="8"/>w='initialWeights:['+','.join('{:8.5f}'.format(x) for x in w)+']'</text:p>
      <text:p text:style-name="P3"><text:s text:c="8"/>if i&lt;10 and len(listPercMin)&lt;RES_NUMBER:</text:p>
      <text:p text:style-name="P3"><text:s text:c="12"/>listPercMin.append((w,p,"iterNumber: %d"%i))</text:p>
      <text:p text:style-name="P3"><text:s text:c="12"/>print(i)</text:p>
      <text:p text:style-name="P3"><text:s text:c="8"/>elif i&gt;=10 and i&lt;1000 and len(listPercAver)&lt;RES_NUMBER:</text:p>
      <text:p text:style-name="P3"><text:s text:c="12"/>listPercAver.append((w,p,"iterNumber: %d"%i))</text:p>
      <text:p text:style-name="P3"><text:s text:c="12"/>print(i)</text:p>
      <text:p text:style-name="P3"><text:s text:c="8"/>elif i&gt;=1000 and len(listPercMax)&lt;RES_NUMBER:</text:p>
      <text:p text:style-name="P3"><text:s text:c="12"/>listPercMax.append((w,p,"iterNumber: %d"%i))</text:p>
      <text:p text:style-name="P3"><text:s text:c="12"/>print(i)</text:p>
      <text:p text:style-name="P3"><text:s text:c="4"/>print('\n------------ min iter number ------------\n')</text:p>
      <text:p text:style-name="P3"><text:s text:c="4"/>for x in listPercMin:</text:p>
      <text:p text:style-name="P3"><text:s text:c="8"/>print(*x, sep=';')</text:p>
      <text:p text:style-name="P3"><text:s text:c="4"/>print('\n------------ average iter number ------------\n')</text:p>
      <text:p text:style-name="P3"><text:s text:c="4"/>for x in listPercAver:</text:p>
      <text:p text:style-name="P3"><text:s text:c="8"/>print(*x, sep=';')</text:p>
      <text:p text:style-name="P3"><text:s text:c="4"/>print('\n------------ max iter number ------------\n')</text:p>
      <text:p text:style-name="P3"><text:s text:c="4"/>for x in listPercMax:</text:p>
      <text:p text:style-name="P3"><text:s text:c="8"/>print(*x, sep=';')</text:p>
      <text:p text:style-name="P3"/>
      <text:p text:style-name="P3"><text:s text:c="4"/>print('Funkcja XOR:')</text:p>
      <text:p text:style-name="P3"><text:s text:c="4"/>xorInputData=(</text:p>
      <text:p text:style-name="P3"><text:s text:c="12"/>((0,0),[0]),</text:p>
      <text:p text:style-name="P3"><text:s text:c="12"/>((0,1),[1]),</text:p>
      <text:p text:style-name="P3"><text:s text:c="12"/>((1,0),[1]),</text:p>
      <text:p text:style-name="P3"><text:s text:c="12"/>((1,1),[0])</text:p>
      <text:p text:style-name="P3"><text:s text:c="12"/>)</text:p>
      <text:p text:style-name="P3"/>
      <text:p text:style-name="P3"><text:s text:c="4"/>listPercMin=[]</text:p>
      <text:p text:style-name="P3"><text:s text:c="4"/>listPercAver=[]</text:p>
      <text:p text:style-name="P3"><text:s text:c="4"/>listPercMax=[]</text:p>
      <text:p text:style-name="P3"><text:s text:c="4"/>RES_NUMBER=100</text:p>
      <text:p text:style-name="P3"><text:s text:c="4"/>while(len(listPercMin)+len(listPercAver)+len(listPercMax)&lt;RES_NUMBER):</text:p>
      <text:p text:style-name="P3"><text:soft-page-break/><text:s text:c="8"/>mult=Multilayer([2,2,1],[hardSign,SignSigm()(1.0),hardOne],[zero,SignSigm().derivative(1.),Stable()(1.0)],weights=[[1.0]],learnRates=[0.0,3.0,.01],biases=[-0.5])</text:p>
      <text:p text:style-name="P3"><text:s text:c="8"/>i=0</text:p>
      <text:p text:style-name="P3"><text:s text:c="8"/>while(True):</text:p>
      <text:p text:style-name="P3"><text:s text:c="12"/>cont=False</text:p>
      <text:p text:style-name="P3"><text:s text:c="12"/>i+=1</text:p>
      <text:p text:style-name="P3"><text:s text:c="12"/>inp=xorInputData[np.random.choice(len(xorInputData))]</text:p>
      <text:p text:style-name="P3"><text:s text:c="12"/>mult.learn(*inp)</text:p>
      <text:p text:style-name="P3"><text:s text:c="12"/>for data,expected in xorInputData:</text:p>
      <text:p text:style-name="P3"><text:s text:c="16"/>r=mult.process(data)</text:p>
      <text:p text:style-name="P3"><text:s text:c="16"/>if r[0]!=expected[0]:</text:p>
      <text:p text:style-name="P3"><text:s text:c="20"/>cont=True</text:p>
      <text:p text:style-name="P3"><text:s text:c="20"/>break</text:p>
      <text:p text:style-name="P3"><text:s text:c="12"/>if not cont:</text:p>
      <text:p text:style-name="P3"><text:s text:c="16"/>break</text:p>
      <text:p text:style-name="P3"><text:s text:c="12"/>if i&gt;5000:</text:p>
      <text:p text:style-name="P3"><text:s text:c="16"/>break</text:p>
      <text:p text:style-name="P3"><text:s text:c="8"/>if i&lt;10 and len(listPercMin)&lt;RES_NUMBER:</text:p>
      <text:p text:style-name="P3"><text:s text:c="12"/>listPercMin.append((mult,"iterNumber: %d;"%i))</text:p>
      <text:p text:style-name="P3"><text:s text:c="12"/>print(i)</text:p>
      <text:p text:style-name="P3"><text:s text:c="8"/>elif i&gt;=10 and i&lt;100 and len(listPercAver)&lt;RES_NUMBER:</text:p>
      <text:p text:style-name="P3"><text:s text:c="12"/>listPercAver.append((mult,"iterNumber: %d;"%i))</text:p>
      <text:p text:style-name="P3"><text:s text:c="12"/>print(i)</text:p>
      <text:p text:style-name="P3"><text:s text:c="8"/>elif i&gt;=100 and len(listPercMax)&lt;RES_NUMBER:</text:p>
      <text:p text:style-name="P3"><text:s text:c="12"/>listPercMax.append((mult,"iterNumber: %d;"%i))</text:p>
      <text:p text:style-name="P3"><text:s text:c="12"/>print(i)</text:p>
      <text:p text:style-name="P3"><text:s text:c="4"/>print('\n------------ percentage ------------\n')</text:p>
      <text:p text:style-name="P3"><text:s text:c="4"/>print('min iter: ',len(listPercMin),'; aver iter: ',len(listPercAver),'; max iter: ',len(listPercMax))</text:p>
      <text:p text:style-name="P3"><text:s text:c="4"/>print('\n\n------------ min iter number ------------')</text:p>
      <text:p text:style-name="P3"><text:s text:c="4"/>for x in listPercMin:</text:p>
      <text:p text:style-name="P3"><text:s text:c="8"/>print(x[1],end=' ')</text:p>
      <text:p text:style-name="P3"><text:s text:c="4"/>print('\n\n------------ average iter number ------------')</text:p>
      <text:p text:style-name="P3"><text:s text:c="4"/>for x in listPercAver:</text:p>
      <text:p text:style-name="P3"><text:s text:c="8"/>print(x[1],end=' ')</text:p>
      <text:p text:style-name="P3"><text:s text:c="4"/>print('\n\n------------ max iter number ------------')</text:p>
      <text:p text:style-name="P3"><text:s text:c="4"/>for x in listPercMax:</text:p>
      <text:p text:style-name="P3"><text:s text:c="8"/>print(x[1],end=' ')</text:p>
      <text:p text:style-name="P3"><text:s text:c="4"/>print('\n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2" svg:font-family="'Lucida Sans'" style:font-family-generic="swiss"/>
    <style:font-face style:name="Lucida Sans1" svg:font-family="'Lucida Sans1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wdefault-paragraph-style" style:family="paragraph">
      <style:text-properties style:font-name="Times New Roman" fo:font-size="12pt" fo:language="pl" fo:country="PL" style:font-name-asian="SimSun" style:font-size-asian="12pt" style:font-name-complex="Lucida Sans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.423cm" fo:margin-bottom="0.212cm"/>
      <style:text-properties style:font-name="Arial1" fo:font-size="14pt" style:font-name-asian="Microsoft YaHei" style:font-size-asian="14pt" style:font-name-complex="Lucida Sans"/>
    </style:style>
    <style:style style:name="wText_5f_20_5f_body" style:display-name="wText_20_body" style:family="paragraph" style:parent-style-name="wStandard">
      <style:paragraph-properties fo:margin-top="0cm" fo:margin-bottom="0.212cm"/>
    </style:style>
    <style:style style:name="wList" style:family="paragraph" style:parent-style-name="wText_5f_20_5f_body">
      <style:text-properties style:font-name-complex="Lucida Sans1"/>
    </style:style>
    <style:style style:name="wCaption" style:family="paragraph" style:parent-style-name="wStandard">
      <style:paragraph-properties fo:margin-top="0.212cm" fo:margin-bottom="0.212cm"/>
      <style:text-properties fo:font-size="12pt" style:font-size-asian="12pt" style:font-name-complex="Lucida Sans1"/>
    </style:style>
    <style:style style:name="wIndex" style:family="paragraph" style:parent-style-name="wStandard">
      <style:text-properties style:font-name-complex="Lucida Sans1"/>
    </style:style>
    <style:style style:name="wP1" style:family="paragraph" style:parent-style-name="wStandard">
      <style:text-properties style:font-name="Calibri Light1" fo:font-size="8pt" style:font-size-asian="8pt"/>
    </style:style>
    <style:style style:name="wP2" style:family="paragraph" style:parent-style-name="wStandard">
      <style:text-properties style:font-name="Calibri Light1" fo:font-size="7pt" style:font-size-asian="7pt"/>
    </style:style>
    <style:style style:name="wP3" style:family="paragraph" style:parent-style-name="wStandard">
      <style:text-properties style:font-name="Times New Roman" fo:font-size="12pt" style:font-size-asian="12pt"/>
    </style:style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Hyperlink" style:family="text"/>
    <style:style style:name="wFollowedHyperlink" style:family="text"/>
    <style:style style:name="wCommentReferen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Piotr Tutak</meta:initial-creator>
    <meta:creation-date>2017-10-17T17:36:22.55</meta:creation-date>
    <dc:creator>Piotr Tutak</dc:creator>
    <dc:date>2017-10-19T16:57:46.46</dc:date>
    <meta:keyword/>
    <meta:editing-cycles>28</meta:editing-cycles>
    <meta:editing-duration>PT1H45M44S</meta:editing-duration>
    <meta:document-statistic meta:table-count="0" meta:image-count="0" meta:object-count="0" meta:page-count="8" meta:paragraph-count="393" meta:word-count="1122" meta:character-count="18439"/>
    <meta:user-defined meta:name="Category"/>
    <meta:user-defined meta:name="Company"/>
    <meta:user-defined meta:name="Editor">OpenOffice/4.1.3$Win32 OpenOffice.org_project/413m1$Build-9783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